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.6cm" fo:text-align="justify" style:justify-single-word="false" fo:text-indent="-1.401cm" style:auto-text-indent="false" style:page-number="auto" fo:background-color="transparent">
        <style:tab-stops>
          <style:tab-stop style:position="0.305cm"/>
        </style:tab-stops>
      </style:paragraph-properties>
      <style:text-properties style:font-name="Calibri" fo:font-weight="bold" officeooo:rsid="000819f0" officeooo:paragraph-rsid="000570cb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-0.499cm" fo:margin-right="0.6cm" fo:text-align="justify" style:justify-single-word="false" fo:text-indent="-1.401cm" style:auto-text-indent="false" style:page-number="auto" fo:background-color="transparent">
        <style:tab-stops>
          <style:tab-stop style:position="0.305cm"/>
        </style:tab-stops>
      </style:paragraph-properties>
      <style:text-properties style:font-name="Calibri" fo:font-weight="bold" officeooo:rsid="000819f0" officeooo:paragraph-rsid="0008cff7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-0.499cm" fo:margin-right="0.6cm" fo:text-align="justify" style:justify-single-word="false" fo:text-indent="-1.401cm" style:auto-text-indent="false" fo:background-color="transparent">
        <style:tab-stops>
          <style:tab-stop style:position="0.305cm"/>
        </style:tab-stops>
      </style:paragraph-properties>
      <style:text-properties style:font-name="Calibri" fo:font-weight="bold" officeooo:rsid="000a2151" officeooo:paragraph-rsid="000a2151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-0.499cm" fo:margin-right="0.6cm" fo:text-align="justify" style:justify-single-word="false" fo:text-indent="-1.401cm" style:auto-text-indent="false" fo:background-color="transparent">
        <style:tab-stops>
          <style:tab-stop style:position="0.305cm"/>
        </style:tab-stops>
      </style:paragraph-properties>
      <style:text-properties style:font-name="Calibri" fo:font-weight="bold" officeooo:rsid="001395d4" officeooo:paragraph-rsid="001395d4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.6cm" fo:text-align="justify" style:justify-single-word="false" fo:text-indent="-1.401cm" style:auto-text-indent="false" fo:background-color="transparent">
        <style:tab-stops>
          <style:tab-stop style:position="0.305cm"/>
        </style:tab-stops>
      </style:paragraph-properties>
      <style:text-properties style:font-name="Calibri" fo:font-weight="normal" officeooo:rsid="000819f0" officeooo:paragraph-rsid="000819f0" style:font-weight-asian="normal" style:font-weight-complex="normal"/>
    </style:style>
    <style:style style:name="P6" style:family="paragraph" style:parent-style-name="Standard">
      <style:text-properties style:font-name="Calibri" fo:font-weight="normal" officeooo:rsid="000c5851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-0.499cm" fo:margin-right="0.6cm" fo:text-align="justify" style:justify-single-word="false" fo:text-indent="-1.401cm" style:auto-text-indent="false" fo:background-color="transparent">
        <style:tab-stops>
          <style:tab-stop style:position="0.305cm"/>
        </style:tab-stops>
      </style:paragraph-properties>
      <style:text-properties style:font-name="Calibri" fo:font-weight="normal" officeooo:rsid="001395d4" officeooo:paragraph-rsid="001395d4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-0.499cm" fo:margin-right="0.6cm" fo:text-align="justify" style:justify-single-word="false" fo:text-indent="-1.401cm" style:auto-text-indent="false" fo:background-color="transparent">
        <style:tab-stops>
          <style:tab-stop style:position="0.305cm"/>
        </style:tab-stops>
      </style:paragraph-properties>
      <style:text-properties style:font-name="Calibri" fo:font-weight="normal" officeooo:rsid="000a2151" officeooo:paragraph-rsid="000a2151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-0.499cm" fo:margin-right="0.6cm" fo:text-align="justify" style:justify-single-word="false" fo:text-indent="-1.401cm" style:auto-text-indent="false" fo:background-color="transparent">
        <style:tab-stops>
          <style:tab-stop style:position="0.305cm"/>
        </style:tab-stops>
      </style:paragraph-properties>
      <style:text-properties officeooo:paragraph-rsid="0011f658"/>
    </style:style>
    <style:style style:name="P10" style:family="paragraph" style:parent-style-name="Standard">
      <loext:graphic-properties draw:fill="none"/>
      <style:paragraph-properties fo:margin-left="-0.499cm" fo:margin-right="0.6cm" fo:text-align="justify" style:justify-single-word="false" fo:text-indent="-1.401cm" style:auto-text-indent="false" fo:background-color="transparent">
        <style:tab-stops>
          <style:tab-stop style:position="0.305cm"/>
        </style:tab-stops>
      </style:paragraph-properties>
      <style:text-properties officeooo:paragraph-rsid="001395d4"/>
    </style:style>
    <style:style style:name="P11" style:family="paragraph" style:parent-style-name="Standard">
      <loext:graphic-properties draw:fill="none"/>
      <style:paragraph-properties fo:margin-left="-0.499cm" fo:margin-right="0.6cm" fo:text-align="justify" style:justify-single-word="false" fo:text-indent="-1.401cm" style:auto-text-indent="false" fo:background-color="transparent">
        <style:tab-stops>
          <style:tab-stop style:position="0.305cm"/>
        </style:tab-stops>
      </style:paragraph-properties>
      <style:text-properties style:font-name="Calibri" fo:font-weight="bold" officeooo:rsid="000a2151" officeooo:paragraph-rsid="000a2151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-0.499cm" fo:margin-right="0.6cm" fo:text-align="justify" style:justify-single-word="false" fo:text-indent="-1.401cm" style:auto-text-indent="false" fo:background-color="transparent">
        <style:tab-stops>
          <style:tab-stop style:position="0.305cm"/>
        </style:tab-stops>
      </style:paragraph-properties>
      <style:text-properties style:font-name="Calibri" fo:font-weight="bold" officeooo:rsid="000a2151" officeooo:paragraph-rsid="001cb6d6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-0.499cm" fo:margin-right="0.6cm" fo:text-align="justify" style:justify-single-word="false" fo:text-indent="-1.401cm" style:auto-text-indent="false" fo:background-color="transparent">
        <style:tab-stops>
          <style:tab-stop style:position="0.305cm"/>
        </style:tab-stops>
      </style:paragraph-properties>
      <style:text-properties style:font-name="Calibri" fo:font-weight="bold" officeooo:rsid="001fa59e" officeooo:paragraph-rsid="001fa59e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-0.499cm" fo:margin-right="0.6cm" fo:text-align="justify" style:justify-single-word="false" fo:text-indent="-1.401cm" style:auto-text-indent="false" fo:background-color="transparent">
        <style:tab-stops>
          <style:tab-stop style:position="0.305cm"/>
        </style:tab-stops>
      </style:paragraph-properties>
      <style:text-properties style:font-name="Calibri" fo:font-weight="normal" officeooo:rsid="000a2151" officeooo:paragraph-rsid="000a2151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-0.499cm" fo:margin-right="0.6cm" fo:text-align="justify" style:justify-single-word="false" fo:text-indent="-1.401cm" style:auto-text-indent="false" fo:background-color="transparent">
        <style:tab-stops>
          <style:tab-stop style:position="0.305cm"/>
        </style:tab-stops>
      </style:paragraph-properties>
      <style:text-properties style:font-name="Calibri" fo:font-weight="normal" officeooo:rsid="001395d4" officeooo:paragraph-rsid="001395d4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5851"/>
    </style:style>
    <style:style style:name="T3" style:family="text">
      <style:text-properties officeooo:rsid="0008cff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41e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2151" style:font-weight-asian="normal" style:font-weight-complex="normal"/>
    </style:style>
    <style:style style:name="T8" style:family="text">
      <style:text-properties fo:font-weight="normal" officeooo:rsid="000c5851" style:font-weight-asian="normal" style:font-weight-complex="normal"/>
    </style:style>
    <style:style style:name="T9" style:family="text">
      <style:text-properties fo:font-weight="normal" officeooo:rsid="000cb048" style:font-weight-asian="normal" style:font-weight-complex="normal"/>
    </style:style>
    <style:style style:name="T10" style:family="text">
      <style:text-properties fo:font-weight="normal" officeooo:rsid="00101da6" style:font-weight-asian="normal" style:font-weight-complex="normal"/>
    </style:style>
    <style:style style:name="T11" style:family="text">
      <style:text-properties fo:font-weight="normal" officeooo:rsid="0014ee4a" style:font-weight-asian="normal" style:font-weight-complex="normal"/>
    </style:style>
    <style:style style:name="T12" style:family="text">
      <style:text-properties fo:font-weight="normal" officeooo:rsid="0016c4b8" style:font-weight-asian="normal" style:font-weight-complex="normal"/>
    </style:style>
    <style:style style:name="T13" style:family="text">
      <style:text-properties fo:font-weight="normal" officeooo:rsid="0016ff71" style:font-weight-asian="normal" style:font-weight-complex="normal"/>
    </style:style>
    <style:style style:name="T14" style:family="text">
      <style:text-properties officeooo:rsid="000a2151"/>
    </style:style>
    <style:style style:name="T15" style:family="text">
      <style:text-properties officeooo:rsid="000c5851"/>
    </style:style>
    <style:style style:name="T16" style:family="text">
      <style:text-properties officeooo:rsid="000cb048"/>
    </style:style>
    <style:style style:name="T17" style:family="text">
      <style:text-properties officeooo:rsid="000cca27"/>
    </style:style>
    <style:style style:name="T18" style:family="text">
      <style:text-properties style:font-name="Calibri" fo:font-weight="bold" officeooo:rsid="000a2151" style:font-weight-asian="bold" style:font-weight-complex="bold"/>
    </style:style>
    <style:style style:name="T19" style:family="text">
      <style:text-properties style:font-name="Calibri" fo:font-weight="bold" officeooo:rsid="000cca27" style:font-weight-asian="bold" style:font-weight-complex="bold"/>
    </style:style>
    <style:style style:name="T20" style:family="text">
      <style:text-properties style:font-name="Calibri" fo:font-weight="bold" officeooo:rsid="000c5851" style:font-weight-asian="bold" style:font-weight-complex="bold"/>
    </style:style>
    <style:style style:name="T21" style:family="text">
      <style:text-properties style:font-name="Calibri" fo:font-weight="bold" officeooo:rsid="000cb048" style:font-weight-asian="bold" style:font-weight-complex="bold"/>
    </style:style>
    <style:style style:name="T22" style:family="text">
      <style:text-properties style:font-name="Calibri" fo:font-weight="bold" officeooo:rsid="00101da6" style:font-weight-asian="bold" style:font-weight-complex="bold"/>
    </style:style>
    <style:style style:name="T23" style:family="text">
      <style:text-properties style:font-name="Calibri" fo:font-weight="bold" officeooo:rsid="0011f658" style:font-weight-asian="bold" style:font-weight-complex="bold"/>
    </style:style>
    <style:style style:name="T24" style:family="text">
      <style:text-properties style:font-name="Calibri" fo:font-weight="bold" officeooo:rsid="001395d4" style:font-weight-asian="bold" style:font-weight-complex="bold"/>
    </style:style>
    <style:style style:name="T25" style:family="text">
      <style:text-properties style:font-name="Calibri" fo:font-weight="normal" officeooo:rsid="000cb048" style:font-weight-asian="normal" style:font-weight-complex="normal"/>
    </style:style>
    <style:style style:name="T26" style:family="text">
      <style:text-properties style:font-name="Calibri" fo:font-weight="normal" officeooo:rsid="000c5851" style:font-weight-asian="normal" style:font-weight-complex="normal"/>
    </style:style>
    <style:style style:name="T27" style:family="text">
      <style:text-properties style:font-name="Calibri" fo:font-weight="normal" officeooo:rsid="00101da6" style:font-weight-asian="normal" style:font-weight-complex="normal"/>
    </style:style>
    <style:style style:name="T28" style:family="text">
      <style:text-properties style:font-name="Calibri" fo:font-weight="normal" officeooo:rsid="001395d4" style:font-weight-asian="normal" style:font-weight-complex="normal"/>
    </style:style>
    <style:style style:name="T29" style:family="text">
      <style:text-properties style:font-name="Calibri" fo:font-style="italic" fo:font-weight="normal" officeooo:rsid="001395d4" style:font-style-asian="italic" style:font-weight-asian="normal" style:font-style-complex="italic" style:font-weight-complex="normal"/>
    </style:style>
    <style:style style:name="T30" style:family="text">
      <style:text-properties style:font-name="Calibri" fo:font-style="italic" style:text-underline-style="solid" style:text-underline-width="auto" style:text-underline-color="font-color" fo:font-weight="normal" officeooo:rsid="001395d4" style:font-style-asian="italic" style:font-weight-asian="normal" style:font-style-complex="italic" style:font-weight-complex="normal"/>
    </style:style>
    <style:style style:name="T31" style:family="text">
      <style:text-properties style:font-name="Calibri" fo:font-style="italic" fo:font-weight="bold" officeooo:rsid="001395d4" style:font-style-asian="italic" style:font-weight-asian="bold" style:font-style-complex="italic" style:font-weight-complex="bold"/>
    </style:style>
    <style:style style:name="T32" style:family="text">
      <style:text-properties officeooo:rsid="001395d4"/>
    </style:style>
    <style:style style:name="T33" style:family="text">
      <style:text-properties officeooo:rsid="0014ee4a"/>
    </style:style>
    <style:style style:name="T34" style:family="text">
      <style:text-properties officeooo:rsid="0016c4b8"/>
    </style:style>
    <style:style style:name="T35" style:family="text">
      <style:text-properties officeooo:rsid="0016ff71"/>
    </style:style>
    <style:style style:name="T36" style:family="text">
      <style:text-properties officeooo:rsid="001bbae8"/>
    </style:style>
    <style:style style:name="T37" style:family="text">
      <style:text-properties officeooo:rsid="001e41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CKETS – IPC // DIÁLOGO ENTRE 2 INTERLOCUTORES</text:p>
      <text:p text:style-name="P5">Los <text:span text:style-name="T4">protocolos</text:span> describen cuando toca hablar en cada momento.</text:p>
      <text:p text:style-name="P2">La conexión <text:span text:style-name="T6">mediante</text:span> sockets <text:span text:style-name="T6">va por</text:span> <text:span text:style-name="T3">(ip_origen + port_origen) = socket_origen y (ip_destino+ port_destino) = socket_destino. </text:span><text:span text:style-name="T7">La conexión es </text:span><text:span text:style-name="T14">única. <text:tab/></text:span><text:span text:style-name="T15">| <text:s/>(Espacio)</text:span></text:p>
      <text:p text:style-name="P3">21-echo-client/server.py: <text:span text:style-name="T17">CLIENTE </text:span><text:span text:style-name="T8">(</text:span><text:span text:style-name="T15">HOST</text:span><text:span text:style-name="T8"> = ‘localhost’ # Host on atacar | </text:span><text:span text:style-name="T15">PORT</text:span><text:span text:style-name="T8"> = </text:span><text:span text:style-name="T10">[</text:span><text:span text:style-name="T8">7</text:span><text:span text:style-name="T10">] o</text:span><text:span text:style-name="T8"> </text:span><text:span text:style-name="T10">[5001]</text:span><text:span text:style-name="T8"> # Port on atacar | </text:span><text:span text:style-name="T15">s = socket.socket(socket.AF_INET, socket.SOCK_STREAM)</text:span><text:span text:style-name="T8"> # 1. Per defecte, 2. TCP) | </text:span><text:span text:style-name="T15">s.connect((HOST, PORT))</text:span><text:span text:style-name="T8"> # # </text:span><text:span text:style-name="T9">Connecta </text:span><text:span text:style-name="T16">host i port</text:span><text:span text:style-name="T8">, es quedarà enganxat fins que es pugui connectar </text:span><text:span text:style-name="T15"># Es important</text:span><text:span text:style-name="T8">. |</text:span><text:span text:style-name="T15">s.send(b’Hello World’)</text:span><text:span text:style-name="T8"> # Envía el missatge ‘Hello World en </text:span><text:span text:style-name="T2">binario</text:span><text:span text:style-name="T8">’ | </text:span><text:span text:style-name="T15">data = s.recv(1024) </text:span><text:span text:style-name="T8"># Rep el missatge i contestarà. | </text:span><text:span text:style-name="T15">s.close() # Tanca la connexió. | print(‘Received’, repr(data)) </text:span><text:span text:style-name="T8"># Printa el que hem rebut. </text:span><text:span text:style-name="T9">| </text:span><text:span text:style-name="T16">sys.exit(0) # </text:span><text:span text:style-name="T9">Sortim</text:span></text:p>
      <text:p text:style-name="P3"><text:span text:style-name="T9"><text:tab/></text:span><text:span text:style-name="T32">RESUMEN CLIENTE</text:span></text:p>
      <text:p text:style-name="P6">1. Host y puerto donde atacar. H<text:span text:style-name="T4">OST = "" | PORT = ""</text:span></text:p>
      <text:p text:style-name="P6">2. Se abre el SOCKET. <text:span text:style-name="T4">s = socket.socket(socket.AF_INET, socket.SOCK_STREAM)</text:span></text:p>
      <text:p text:style-name="P6">3. Se conecta al SOCKET. <text:span text:style-name="T4">s.connect((HOST, PORT))</text:span></text:p>
      <text:p text:style-name="P6">4. Se envía el MENSAJE. <text:span text:style-name="T4">s.send(b'Hello World')</text:span></text:p>
      <text:p text:style-name="P6">5. Se RECIBE los datos. <text:span text:style-name="T4">data = s.recv(1024)</text:span></text:p>
      <text:p text:style-name="P6">6. Se CIERRA la conexión. <text:span text:style-name="T4">s.close()</text:span></text:p>
      <text:p text:style-name="P6">7. Se printan los datos recibidos. <text:span text:style-name="T4">print('Received', repr(data)) o print('Received', data.decode("utf-8"))</text:span></text:p>
      <text:p text:style-name="P9"><text:span text:style-name="T25"><text:tab/></text:span><text:span text:style-name="T19">SERVIDOR: CLIENTE </text:span><text:span text:style-name="T26">(</text:span><text:span text:style-name="T20">HOST</text:span><text:span text:style-name="T26"> = ‘’ </text:span><text:span text:style-name="T22">→ </text:span><text:span text:style-name="T26"># Host </text:span><text:span text:style-name="T27">que vendrá </text:span><text:span text:style-name="T26">| </text:span><text:span text:style-name="T20">PORT</text:span><text:span text:style-name="T26"> = </text:span><text:span text:style-name="T27">50001</text:span><text:span text:style-name="T26"> </text:span><text:span text:style-name="T22">→ </text:span><text:span text:style-name="T26"># </text:span><text:span text:style-name="T27">Port donde escuchará</text:span><text:span text:style-name="T26"> | </text:span><text:span text:style-name="T20">s = socket.socket(socket.AF_INET, socket.SOCK_STREAM) </text:span><text:span text:style-name="T22">→</text:span><text:span text:style-name="T20"> </text:span><text:span text:style-name="T26"><text:s/># 1. Per defecte, 2. TCP) | </text:span><text:span text:style-name="T20">s.setsockopt(socket.SOL_SOCKET, socket.SO_REUSEADDR, 1) </text:span><text:span text:style-name="T22">→</text:span><text:span text:style-name="T26"> </text:span><text:span text:style-name="T27"># Reutiliza el puerto (Limpia buffer) </text:span><text:span text:style-name="T22">→</text:span><text:span text:style-name="T26"> </text:span><text:span text:style-name="T20"># Es important</text:span><text:span text:style-name="T26">. | </text:span><text:span text:style-name="T20">s.</text:span><text:span text:style-name="T22">bind</text:span><text:span text:style-name="T20">(</text:span><text:span text:style-name="T22">(HOST,PORT)</text:span><text:span text:style-name="T20">)</text:span><text:span text:style-name="T26"> # </text:span><text:span text:style-name="T27">Hace el enlace del HOST y PORT donde </text:span><text:span text:style-name="T22">escuchará</text:span><text:span text:style-name="T26"> | </text:span><text:span text:style-name="T22">s.listen(1) → </text:span><text:span text:style-name="T26"># </text:span><text:span text:style-name="T27">Se pone a escuchar</text:span><text:span text:style-name="T26">. | </text:span><text:span text:style-name="T22">conn, addr = s.accept</text:span><text:span text:style-name="T20">() </text:span><text:span text:style-name="T22">→</text:span><text:span text:style-name="T20"> # </text:span><text:span text:style-name="T22">Acepta la conexión, hasta que no acepte, se queda escuchando. Retorna TUPLA</text:span><text:span text:style-name="T20">. </text:span><text:span text:style-name="T22">(CONNECTION = (SOCKET ORIGEN) Y ADDRESS = (IP Y PUERTO ORIGEN)) →</text:span><text:span text:style-name="T26"> </text:span><text:span text:style-name="T20"># Es important</text:span><text:span text:style-name="T26">.</text:span><text:span text:style-name="T20"> | print(“</text:span><text:span text:style-name="T22">Connected by</text:span><text:span text:style-name="T20">”, </text:span><text:span text:style-name="T22">addr</text:span><text:span text:style-name="T20">) </text:span><text:span text:style-name="T22">→ </text:span><text:span text:style-name="T26"># </text:span><text:span text:style-name="T27">Quién se ha conectado. Mostra IP</text:span><text:span text:style-name="T26"> </text:span><text:span text:style-name="T25">| </text:span><text:span text:style-name="T22">while True:</text:span><text:span text:style-name="T21"> # </text:span><text:span text:style-name="T22">→ </text:span><text:span text:style-name="T27">Bucle infinito para </text:span><text:span text:style-name="T22">ESCUCHAR DATOS. | data = conn.recv(1024) → # Recibe el mensaje del Cliente y le contestará. | if not data: break → # Si no hay más datos a recibir, termina la sesión del SERVIDOR →</text:span><text:span text:style-name="T26"> </text:span><text:span text:style-name="T20"># Es important</text:span><text:span text:style-name="T26">.</text:span><text:span text:style-name="T22">. </text:span><text:span text:style-name="T27">El cliente </text:span><text:span text:style-name="T22">finaliza</text:span><text:span text:style-name="T27"> la conexión </text:span><text:span text:style-name="T22">PRIMERO. | conn.send(data) → Retorna los datos al CLIENTE →</text:span><text:span text:style-name="T26"> </text:span><text:span text:style-name="T20"># Es important</text:span><text:span text:style-name="T26">.</text:span><text:span text:style-name="T22">. </text:span><text:span text:style-name="T23">| conn.close() </text:span><text:span text:style-name="T22">→ </text:span><text:span text:style-name="T23"># Cierra la conexión con el CLIENTE.</text:span></text:p>
      <text:p text:style-name="P10"><text:span text:style-name="T18"><text:tab/></text:span><text:span text:style-name="T24">RESUMEN SERVIDOR</text:span></text:p>
      <text:p text:style-name="P10"><text:span text:style-name="T24"><text:tab/></text:span><text:span text:style-name="T28">1. Tanto0. Tanto CLIENTE como SERVIDOR abren los SOCKETS --&gt; **s = socket.socket(socket.AF_INET, socket.SOCK_STREAM)**</text:span></text:p>
      <text:p text:style-name="P7"/>
      <text:p text:style-name="P10"><text:span text:style-name="T28">1. El SERVIDOR se pone a </text:span><text:span text:style-name="T24">**ESCUCHAR**</text:span><text:span text:style-name="T28"> --&gt; </text:span></text:p>
      <text:p text:style-name="P7"/>
      <text:p text:style-name="P4"><text:tab/>s.bind((HOST,PORT))</text:p>
      <text:p text:style-name="P4"/>
      <text:p text:style-name="P4"><text:tab/>s.listen(1)</text:p>
      <text:p text:style-name="P7"/>
      <text:p text:style-name="P10"><text:span text:style-name="T28">2. El </text:span><text:span text:style-name="T29">CLIENTE</text:span><text:span text:style-name="T28"> quiere </text:span><text:span text:style-name="T24">**CONECTARSE**</text:span><text:span text:style-name="T28"> --&gt; </text:span><text:span text:style-name="T24">s.connect((HOST,PORT))</text:span></text:p>
      <text:p text:style-name="P7"/>
      <text:p text:style-name="P10"><text:span text:style-name="T28">3. El </text:span><text:span text:style-name="T29">SERVIDOR</text:span><text:span text:style-name="T28"> </text:span><text:span text:style-name="T24">**ACEPTA LA CONEXIÓN**</text:span><text:span text:style-name="T28"> --&gt; </text:span><text:span text:style-name="T24">conn, addr = s.accept()</text:span><text:span text:style-name="T28"> (</text:span><text:span text:style-name="T24">Accepta</text:span><text:span text:style-name="T28"> el </text:span><text:span text:style-name="T24">SOCKET ORIGEN</text:span><text:span text:style-name="T28"> y la </text:span><text:span text:style-name="T24">ADDRESS (IP ORIGEN y PUERTO ORIGEN))</text:span></text:p>
      <text:p text:style-name="P7"/>
      <text:p text:style-name="P10"><text:span text:style-name="T28">4. El </text:span><text:span text:style-name="T29">SERVIDOR</text:span><text:span text:style-name="T28"> muestra quién se ha </text:span><text:span text:style-name="T24">**CONECTADO**.</text:span><text:span text:style-name="T28"> --&gt; </text:span><text:span text:style-name="T24">print("Connected by", addr)</text:span><text:span text:style-name="T28"> </text:span><text:span text:style-name="T24">(IP ORIGEN Y PUERTO ORIGEN)</text:span></text:p>
      <text:p text:style-name="P7"/>
      <text:p text:style-name="P10"><text:span text:style-name="T28">5. El </text:span><text:span text:style-name="T29">CLIENTE</text:span><text:span text:style-name="T28"> **</text:span><text:span text:style-name="T24">ENVÍA</text:span><text:span text:style-name="T28">** los **</text:span><text:span text:style-name="T24">DATOS</text:span><text:span text:style-name="T28">** al </text:span><text:span text:style-name="T30">SERVIDOR</text:span><text:span text:style-name="T28"> --&gt; </text:span><text:span text:style-name="T24">s.send()</text:span></text:p>
      <text:p text:style-name="P7"/>
      <text:p text:style-name="P10"><text:soft-page-break/><text:span text:style-name="T28">6. El </text:span><text:span text:style-name="T29">SERVIDOR</text:span><text:span text:style-name="T28"> recibe los **</text:span><text:span text:style-name="T24">DATOS</text:span><text:span text:style-name="T28">** y con un **</text:span><text:span text:style-name="T24">BUCLE INFINITO</text:span><text:span text:style-name="T28">** **</text:span><text:span text:style-name="T24">MANTIENE</text:span><text:span text:style-name="T28">** la conexión hasta que **</text:span><text:span text:style-name="T24">YA NO RECIBA DATOS</text:span><text:span text:style-name="T28">** y termina la **</text:span><text:span text:style-name="T24">SESIÓN DEL SERVIDOR</text:span><text:span text:style-name="T28">**. Se queda escuchando hasta el </text:span><text:span text:style-name="T24">infinito</text:span><text:span text:style-name="T28"> (</text:span></text:p>
      <text:p text:style-name="P10"><text:span text:style-name="T28"><text:tab/></text:span><text:span text:style-name="T24">while True: <text:s text:c="4"/></text:span></text:p>
      <text:p text:style-name="P4"><text:tab/><text:tab/>data = conn.recv(1024)</text:p>
      <text:p text:style-name="P10"><text:span text:style-name="T28"><text:tab/>) esperando a </text:span><text:span text:style-name="T24">recibir datos</text:span><text:span text:style-name="T28">. Si lo recibe, devuelve datos al </text:span><text:span text:style-name="T24">CLIENTE</text:span><text:span text:style-name="T28"> (conn.send(data) y si </text:span><text:span text:style-name="T24">ya no</text:span><text:span text:style-name="T28"> recibe más </text:span><text:span text:style-name="T24">(if not data:)</text:span><text:span text:style-name="T28">, finaliza el servidor (</text:span><text:span text:style-name="T24">break</text:span><text:span text:style-name="T28">) y finaliza sesión con el </text:span><text:span text:style-name="T29">CLIENTE</text:span><text:span text:style-name="T28">(</text:span><text:span text:style-name="T24">break</text:span><text:span text:style-name="T28">) y se va la conexión con el </text:span><text:span text:style-name="T29">CLIENTE</text:span><text:span text:style-name="T28">(</text:span><text:span text:style-name="T24">conn.close()</text:span><text:span text:style-name="T28">).</text:span></text:p>
      <text:p text:style-name="P7"/>
      <text:p text:style-name="P10"><text:span text:style-name="T28"><text:tab/></text:span><text:span text:style-name="T24">data = conn.recv(1024)</text:span><text:span text:style-name="T28"> # Recibe el mensaje de tamaño fijo y contestará al cliente.</text:span></text:p>
      <text:p text:style-name="P7"/>
      <text:p text:style-name="P10"><text:span text:style-name="T28"><text:tab/></text:span><text:span text:style-name="T24">if not data: </text:span><text:span text:style-name="T28"># Si ya no hay más datos a escuchar y recibir, cierra la **</text:span><text:span text:style-name="T24">SESIÓN DEL SERVIDOR</text:span><text:span text:style-name="T28">**</text:span></text:p>
      <text:p text:style-name="P7"><text:tab/><text:tab/></text:p>
      <text:p text:style-name="P10"><text:span text:style-name="T28"><text:tab/><text:tab/><text:tab/></text:span><text:span text:style-name="T24">break</text:span><text:span text:style-name="T28"> (Salta del </text:span><text:span text:style-name="T24">bucle infinito</text:span><text:span text:style-name="T28">)</text:span></text:p>
      <text:p text:style-name="P7"/>
      <text:p text:style-name="P10"><text:span text:style-name="T28">7. El </text:span><text:span text:style-name="T29">SERVIDOR</text:span><text:span text:style-name="T28"> le retorna los **</text:span><text:span text:style-name="T24">DATOS RECIBIDOS</text:span><text:span text:style-name="T28">** al </text:span><text:span text:style-name="T29">CLIENTE</text:span><text:span text:style-name="T28">.</text:span></text:p>
      <text:p text:style-name="P7"/>
      <text:p text:style-name="P10"><text:span text:style-name="T28"><text:tab/></text:span><text:span text:style-name="T24">conn.send(data)</text:span><text:span text:style-name="T28"> # Envía datos al </text:span><text:span text:style-name="T29">CLIENTE</text:span><text:span text:style-name="T28">.</text:span></text:p>
      <text:p text:style-name="P7"/>
      <text:p text:style-name="P10"><text:span text:style-name="T28">8. El </text:span><text:span text:style-name="T29">CLIENTE</text:span><text:span text:style-name="T28"> recibe **</text:span><text:span text:style-name="T24">DATA del SERVIDOR</text:span><text:span text:style-name="T28">**, confirma que ha *</text:span><text:span text:style-name="T31">recibido</text:span><text:span text:style-name="T28">* su mensaje (</text:span><text:span text:style-name="T29">ACK, acuse de recibo</text:span><text:span text:style-name="T28">).</text:span></text:p>
      <text:p text:style-name="P7"/>
      <text:p text:style-name="P10"><text:span text:style-name="T28">9. El </text:span><text:span text:style-name="T29">CLIENTE</text:span><text:span text:style-name="T28"> **</text:span><text:span text:style-name="T24">termina la sesión</text:span><text:span text:style-name="T28">** con el </text:span><text:span text:style-name="T29">SERVIDOR</text:span><text:span text:style-name="T28">. </text:span></text:p>
      <text:p text:style-name="P7"/>
      <text:p text:style-name="P10"><text:span text:style-name="T28"><text:tab/></text:span><text:span text:style-name="T24">s.close()</text:span><text:span text:style-name="T28"> <text:s text:c="2"/># </text:span><text:span text:style-name="T29">Tanquem</text:span><text:span text:style-name="T28"> la </text:span><text:span text:style-name="T29">connexió</text:span><text:span text:style-name="T28"> con el </text:span><text:span text:style-name="T29">SERVIDOR</text:span><text:span text:style-name="T28">.</text:span></text:p>
      <text:p text:style-name="P7"/>
      <text:p text:style-name="P10"><text:span text:style-name="T28">10. El </text:span><text:span text:style-name="T29">SERVIDOR</text:span><text:span text:style-name="T28"> **</text:span><text:span text:style-name="T24">termina su sesión</text:span><text:span text:style-name="T28">** con el </text:span><text:span text:style-name="T29">CLIENTE</text:span><text:span text:style-name="T28">.</text:span></text:p>
      <text:p text:style-name="P7"/>
      <text:p text:style-name="P10"><text:span text:style-name="T28"><text:tab/></text:span><text:span text:style-name="T24">conn.close()</text:span><text:span text:style-name="T28"> # </text:span><text:span text:style-name="T29">Termina</text:span><text:span text:style-name="T28"> la </text:span><text:span text:style-name="T29">sesión</text:span><text:span text:style-name="T28"> con el </text:span><text:span text:style-name="T29">CLIENTE</text:span><text:span text:style-name="T28">.</text:span></text:p>
      <text:p text:style-name="P7"/>
      <text:p text:style-name="P13">[REVISAR DESDE AQUÍ 1X1]</text:p>
      <text:p text:style-name="P7"/>
      <text:p text:style-name="P3">22-daytime-client/server.py</text:p>
      <text:p text:style-name="P3">* <text:span text:style-name="T11">El cliente se queda escuchando (</text:span><text:span text:style-name="T33">while True: (Bucle Infinito)</text:span><text:span text:style-name="T11"> </text:span><text:span text:style-name="T12">+ ataca al </text:span><text:span text:style-name="T34">puerto 13 </text:span><text:span text:style-name="T35">(Xinetd), </text:span><text:span text:style-name="T13">se cambia luego al </text:span><text:span text:style-name="T35">50001</text:span><text:span text:style-name="T13"> del servidor y el servidor le envía el </text:span><text:span text:style-name="T35">daytime</text:span><text:span text:style-name="T11">)</text:span></text:p>
      <text:p text:style-name="P3">23-daytime-client.args/server-one2one.py</text:p>
      <text:p text:style-name="P12">* <text:span text:style-name="T11">El cliente se queda escuchando (</text:span><text:span text:style-name="T33">while True: (Bucle Infinito)</text:span></text:p>
      <text:p text:style-name="P8">* El servidor recibe la conexión <text:span text:style-name="T4">(conn.recv(1024)</text:span>) y le devuelve mediante <text:span text:style-name="T4">Popen (Pipe)</text:span>, en su stdout <text:span text:style-name="T36">(</text:span><text:span text:style-name="T4">pipeData = Popen(command, stdout=PIPE)</text:span><text:span text:style-name="T36">)</text:span>, el comando date (<text:span text:style-name="T4">command = ["date"]</text:span>).</text:p>
      <text:p text:style-name="P3">24-cal-client/server-one2one.py</text:p>
      <text:p text:style-name="P8">* <text:span text:style-name="T37">Se implementa </text:span><text:span text:style-name="T5">SIGNALS y FORK() </text:span><text:span text:style-name="T37">para que se quede en modo DETACH. El padre muere pero el hijo seguirá escuchando hasta el </text:span><text:span text:style-name="T5">INFINITO. </text:span><text:span text:style-name="T37">Se gobierna por SEÑALES.</text:span></text:p>
      <text:p text:style-name="P3">25-ps-client/server-one2one.py</text:p>
      <text:p text:style-name="P3">26-telnet-client/server.py</text:p>
      <text:p text:style-name="P3">27-echo-server-multi.py</text:p>
      <text:p text:style-name="P3">28-telnet-server-multi.p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8T15:43:56.490000000</meta:creation-date>
    <dc:date>2022-02-09T18:23:23.381000000</dc:date>
    <meta:editing-duration>PT5H56M35S</meta:editing-duration>
    <meta:editing-cycles>19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49" meta:word-count="754" meta:character-count="4765" meta:non-whitespace-character-count="4032"/>
  </office:meta>
</office:document-meta>
</file>